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7.112cm"/>
    </style:style>
    <style:style style:name="co4" style:family="table-column">
      <style:table-column-properties fo:break-before="auto" style:column-width="4.424cm"/>
    </style:style>
    <style:style style:name="co5" style:family="table-column">
      <style:table-column-properties fo:break-before="auto" style:column-width="6.888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4.059cm"/>
    </style:style>
    <style:style style:name="co9" style:family="table-column">
      <style:table-column-properties fo:break-before="auto" style:column-width="3.695cm"/>
    </style:style>
    <style:style style:name="co10" style:family="table-column">
      <style:table-column-properties fo:break-before="auto" style:column-width="3.108cm"/>
    </style:style>
    <style:style style:name="co11" style:family="table-column">
      <style:table-column-properties fo:break-before="auto" style:column-width="4.81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4.378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20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fo:color="#2a6099"/>
    </style:style>
    <style:style style:name="ce11" style:family="table-cell" style:parent-style-name="Default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9" table:default-cell-style-name="Default"/>
        <table:table-row table:style-name="ro1">
          <table:table-cell office:value-type="float" office:value="6.837792" calcext:value-type="float">
            <text:p>6,837792</text:p>
          </table:table-cell>
          <table:table-cell table:style-name="ce2" office:value-type="string" calcext:value-type="string">
            <text:p>Generation of 100 Magnate Houses per Minute</text:p>
          </table:table-cell>
          <table:table-cell table:number-columns-repeated="6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Docklands/Magnate Ratio (docklands_val/magnate constant)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DOCKLANDS VALUE</text:p>
          </table:table-cell>
          <table:table-cell office:value-type="string" calcext:value-type="string">
            <text:p>Equivalent Magnate Houses</text:p>
          </table:table-cell>
          <table:table-cell table:style-name="ce1" office:value-type="string" calcext:value-type="string">
            <text:p>Human Fac</text:p>
          </table:table-cell>
          <table:table-cell office:value-type="string" calcext:value-type="string">
            <text:p>Desired Licenses prod/M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Inverse Income</text:p>
          </table:table-cell>
          <table:table-cell table:style-name="ce1" office:value-type="string" calcext:value-type="string">
            <text:p>In Amount</text:p>
          </table:table-cell>
          <table:table-cell office:value-type="string" calcext:value-type="string">
            <text:p>Sliced CycleTime</text:p>
          </table:table-cell>
          <table:table-cell table:style-name="ce10" office:value-type="string" calcext:value-type="string">
            <text:p>CycleTime (Round)</text:p>
          </table:table-cell>
          <table:table-cell office:value-type="string" calcext:value-type="string">
            <text:p>Prod/Min</text:p>
          </table:table-cell>
          <table:table-cell office:value-type="string" calcext:value-type="string">
            <text:p>Input/min</text:p>
          </table:table-cell>
          <table:table-cell office:value-type="string" calcext:value-type="string">
            <text:p>Factories (ungeboostet)/Dock</text:p>
          </table:table-cell>
          <table:table-cell/>
          <table:table-cell office:value-type="string" calcext:value-type="string">
            <text:p>Input/Licenses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0"/>
          <table:table-cell table:number-columns-repeated="54"/>
        </table:table-row>
        <table:table-row table:style-name="ro1">
          <table:table-cell office:value-type="string" calcext:value-type="string">
            <text:p>Steel</text:p>
          </table:table-cell>
          <table:table-cell table:style-name="ce3" office:value-type="float" office:value="347.01816" calcext:value-type="float">
            <text:p>347</text:p>
          </table:table-cell>
          <table:table-cell table:formula="of:=[.B7]/[.A2] * [.D7]" office:value-type="float" office:value="0.7309069995" calcext:value-type="float">
            <text:p>0,7309069995</text:p>
          </table:table-cell>
          <table:table-cell table:style-name="ce1" office:value-type="float" office:value="0.8425" calcext:value-type="float">
            <text:p>0,8425</text:p>
          </table:table-cell>
          <table:table-cell table:formula="of:=[.C7] *[.A1] / 100" office:value-type="float" office:value="0.0499779003392511" calcext:value-type="float">
            <text:p>0,0499779003392511</text:p>
          </table:table-cell>
          <table:table-cell table:formula="of:=1/[.G7] * 100000" office:value-type="float" office:value="83.2965005654184" calcext:value-type="float">
            <text:p>83,2965005654184</text:p>
          </table:table-cell>
          <table:table-cell table:formula="of:=60 * 1/[.E7]" office:value-type="float" office:value="1200.53062639124" calcext:value-type="float">
            <text:p>1200,53062639124</text:p>
          </table:table-cell>
          <table:table-cell table:style-name="ce1" office:value-type="float" office:value="10" calcext:value-type="float">
            <text:p>10</text:p>
          </table:table-cell>
          <table:table-cell table:formula="of:=[.G7] / [.H7]" office:value-type="float" office:value="120.053062639124" calcext:value-type="float">
            <text:p>120,053062639124</text:p>
          </table:table-cell>
          <table:table-cell table:style-name="ce10" table:formula="of:=ROUND([.I7]; 0)" office:value-type="float" office:value="120" calcext:value-type="float">
            <text:p>120</text:p>
          </table:table-cell>
          <table:table-cell table:formula="of:=60/[.J7]" office:value-type="float" office:value="0.5" calcext:value-type="float">
            <text:p>0,5</text:p>
          </table:table-cell>
          <table:table-cell table:formula="of:=[.H7]*60/[.J7]" office:value-type="float" office:value="5" calcext:value-type="float">
            <text:p>5</text:p>
          </table:table-cell>
          <table:table-cell table:formula="of:=0.5*[.L7]" office:value-type="float" office:value="2.5" calcext:value-type="float">
            <text:p>2,5</text:p>
          </table:table-cell>
          <table:table-cell/>
          <table:table-cell table:formula="of:=1/([.K7]/[.H7])"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nnon</text:p>
          </table:table-cell>
          <table:table-cell office:value-type="float" office:value="463.06361" calcext:value-type="float">
            <text:p>463,06361</text:p>
          </table:table-cell>
          <table:table-cell table:formula="of:=[.B8]/[.A2] * [.D8]" office:value-type="float" office:value="0.973591240025" calcext:value-type="float">
            <text:p>0,973591240025</text:p>
          </table:table-cell>
          <table:table-cell table:style-name="ce1" office:value-type="float" office:value="0.841" calcext:value-type="float">
            <text:p>0,841</text:p>
          </table:table-cell>
          <table:table-cell table:formula="of:=[.C8] *[.A1] / 100" office:value-type="float" office:value="0.0665721439231302" calcext:value-type="float">
            <text:p>0,0665721439231302</text:p>
          </table:table-cell>
          <table:table-cell table:formula="of:=1/[.G8] * 100000" office:value-type="float" office:value="110.953573205217" calcext:value-type="float">
            <text:p>110,953573205217</text:p>
          </table:table-cell>
          <table:table-cell table:formula="of:=60 * 1/[.E8]" office:value-type="float" office:value="901.277868852789" calcext:value-type="float">
            <text:p>901,277868852789</text:p>
          </table:table-cell>
          <table:table-cell table:style-name="ce1" office:value-type="float" office:value="6" calcext:value-type="float">
            <text:p>6</text:p>
          </table:table-cell>
          <table:table-cell table:formula="of:=[.G8] / [.H8]" office:value-type="float" office:value="150.212978142132" calcext:value-type="float">
            <text:p>150,212978142132</text:p>
          </table:table-cell>
          <table:table-cell table:style-name="ce10" table:formula="of:=ROUND([.I8]; 0)" office:value-type="float" office:value="150" calcext:value-type="float">
            <text:p>150</text:p>
          </table:table-cell>
          <table:table-cell table:formula="of:=60/[.J8]" office:value-type="float" office:value="0.4" calcext:value-type="float">
            <text:p>0,4</text:p>
          </table:table-cell>
          <table:table-cell table:formula="of:=[.H8]*60/[.J8]" office:value-type="float" office:value="2.4" calcext:value-type="float">
            <text:p>2,4</text:p>
          </table:table-cell>
          <table:table-cell table:formula="of:=0.66*[.L8]" office:value-type="float" office:value="1.584" calcext:value-type="float">
            <text:p>1,584</text:p>
          </table:table-cell>
          <table:table-cell/>
          <table:table-cell table:formula="of:=1/([.K8]/[.H8])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ewing</text:p>
          </table:table-cell>
          <table:table-cell table:style-name="ce3" office:value-type="float" office:value="812.7387" calcext:value-type="float">
            <text:p>813</text:p>
          </table:table-cell>
          <table:table-cell table:formula="of:=[.B9]/[.A2] * [.D9]" office:value-type="float" office:value="1.6254774" calcext:value-type="float">
            <text:p>1,6254774</text:p>
          </table:table-cell>
          <table:table-cell table:style-name="ce1" office:value-type="float" office:value="0.8" calcext:value-type="float">
            <text:p>0,8</text:p>
          </table:table-cell>
          <table:table-cell table:formula="of:=[.C9] *[.A1] / 100" office:value-type="float" office:value="0.111146763619008" calcext:value-type="float">
            <text:p>0,111146763619008</text:p>
          </table:table-cell>
          <table:table-cell table:formula="of:=1/[.G9] * 100000" office:value-type="float" office:value="185.24460603168" calcext:value-type="float">
            <text:p>185,24460603168</text:p>
          </table:table-cell>
          <table:table-cell table:formula="of:=60 * 1/[.E9]" office:value-type="float" office:value="539.826784391759" calcext:value-type="float">
            <text:p>539,826784391759</text:p>
          </table:table-cell>
          <table:table-cell table:style-name="ce1" office:value-type="float" office:value="6" calcext:value-type="float">
            <text:p>6</text:p>
          </table:table-cell>
          <table:table-cell table:formula="of:=[.G9] / [.H9]" office:value-type="float" office:value="89.9711307319598" calcext:value-type="float">
            <text:p>89,9711307319598</text:p>
          </table:table-cell>
          <table:table-cell table:style-name="ce10" table:formula="of:=ROUND([.I9]; 0)" office:value-type="float" office:value="90" calcext:value-type="float">
            <text:p>90</text:p>
          </table:table-cell>
          <table:table-cell table:formula="of:=60/[.J9]" office:value-type="float" office:value="0.666666666666667" calcext:value-type="float">
            <text:p>0,666666666666667</text:p>
          </table:table-cell>
          <table:table-cell table:formula="of:=[.H9]*60/[.J9]" office:value-type="float" office:value="4" calcext:value-type="float">
            <text:p>4</text:p>
          </table:table-cell>
          <table:table-cell table:formula="of:=[.L9]*0.5" office:value-type="float" office:value="2" calcext:value-type="float">
            <text:p>2</text:p>
          </table:table-cell>
          <table:table-cell office:value-type="string" calcext:value-type="string">
            <text:p>Bruno/Dario Engine</text:p>
          </table:table-cell>
          <table:table-cell table:formula="of:=1/([.K9]/[.H9])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ynamite</text:p>
          </table:table-cell>
          <table:table-cell table:style-name="ce3" office:value-type="float" office:value="1412.0550425" calcext:value-type="float">
            <text:p>1.412</text:p>
          </table:table-cell>
          <table:table-cell table:formula="of:=[.B10]/[.A2] * [.D10]" office:value-type="float" office:value="2.4357949483125" calcext:value-type="float">
            <text:p>2,4357949483125</text:p>
          </table:table-cell>
          <table:table-cell table:style-name="ce1" office:value-type="float" office:value="0.69" calcext:value-type="float">
            <text:p>0,69</text:p>
          </table:table-cell>
          <table:table-cell table:formula="of:=[.C10] *[.A1]/ 100" office:value-type="float" office:value="0.166554592112116" calcext:value-type="float">
            <text:p>0,166554592112116</text:p>
          </table:table-cell>
          <table:table-cell table:formula="of:=1/[.G10] * 100000" office:value-type="float" office:value="277.590986853527" calcext:value-type="float">
            <text:p>277,590986853527</text:p>
          </table:table-cell>
          <table:table-cell table:formula="of:=60 * 1/[.E10]" office:value-type="float" office:value="360.242243934115" calcext:value-type="float">
            <text:p>360,242243934115</text:p>
          </table:table-cell>
          <table:table-cell table:style-name="ce1" office:value-type="float" office:value="4" calcext:value-type="float">
            <text:p>4</text:p>
          </table:table-cell>
          <table:table-cell table:formula="of:=[.G10] / [.H10]" office:value-type="float" office:value="90.0605609835288" calcext:value-type="float">
            <text:p>90,0605609835288</text:p>
          </table:table-cell>
          <table:table-cell table:style-name="ce10" table:formula="of:=ROUND([.I10]; 0)" office:value-type="float" office:value="90" calcext:value-type="float">
            <text:p>90</text:p>
          </table:table-cell>
          <table:table-cell table:formula="of:=60/[.J10]" office:value-type="float" office:value="0.666666666666667" calcext:value-type="float">
            <text:p>0,666666666666667</text:p>
          </table:table-cell>
          <table:table-cell table:formula="of:=[.H10]*60/[.J10]" office:value-type="float" office:value="2.66666666666667" calcext:value-type="float">
            <text:p>2,66666666666667</text:p>
          </table:table-cell>
          <table:table-cell table:formula="of:=[.L10]*1" office:value-type="float" office:value="2.66666666666667" calcext:value-type="float">
            <text:p>2,66666666666667</text:p>
          </table:table-cell>
          <table:table-cell office:value-type="string" calcext:value-type="string">
            <text:p>Neuverschmelzung</text:p>
          </table:table-cell>
          <table:table-cell table:formula="of:=1/([.K10]/[.H10])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 Weapon</text:p>
          </table:table-cell>
          <table:table-cell table:style-name="ce3" office:value-type="float" office:value="4097.7803525" calcext:value-type="float">
            <text:p>4.098</text:p>
          </table:table-cell>
          <table:table-cell table:formula="of:=[.B11]/[.A2] * [.D11]" office:value-type="float" office:value="4.86611416859375" calcext:value-type="float">
            <text:p>4,86611416859375</text:p>
          </table:table-cell>
          <table:table-cell table:style-name="ce1" office:value-type="float" office:value="0.475" calcext:value-type="float">
            <text:p>0,475</text:p>
          </table:table-cell>
          <table:table-cell table:formula="of:=[.C11] * [.A1] / 100" office:value-type="float" office:value="0.33273476533097" calcext:value-type="float">
            <text:p>0,33273476533097</text:p>
          </table:table-cell>
          <table:table-cell table:formula="of:=1/[.G11] * 100000" office:value-type="float" office:value="554.557942218283" calcext:value-type="float">
            <text:p>554,557942218283</text:p>
          </table:table-cell>
          <table:table-cell table:formula="of:=60 * 1/[.E11]" office:value-type="float" office:value="180.323808184931" calcext:value-type="float">
            <text:p>180,323808184931</text:p>
          </table:table-cell>
          <table:table-cell table:style-name="ce1" office:value-type="float" office:value="2" calcext:value-type="float">
            <text:p>2</text:p>
          </table:table-cell>
          <table:table-cell table:formula="of:=[.G11] / [.H11]" office:value-type="float" office:value="90.1619040924657" calcext:value-type="float">
            <text:p>90,1619040924657</text:p>
          </table:table-cell>
          <table:table-cell table:style-name="ce10" table:formula="of:=ROUND([.I11]; 0)" office:value-type="float" office:value="90" calcext:value-type="float">
            <text:p>90</text:p>
          </table:table-cell>
          <table:table-cell table:formula="of:=60/[.J11]" office:value-type="float" office:value="0.666666666666667" calcext:value-type="float">
            <text:p>0,666666666666667</text:p>
          </table:table-cell>
          <table:table-cell table:formula="of:=[.H11]*60/[.J11]" office:value-type="float" office:value="1.33333333333333" calcext:value-type="float">
            <text:p>1,33333333333333</text:p>
          </table:table-cell>
          <table:table-cell table:formula="of:=2*[.L11]" office:value-type="float" office:value="2.66666666666667" calcext:value-type="float">
            <text:p>2,66666666666667</text:p>
          </table:table-cell>
          <table:table-cell office:value-type="string" calcext:value-type="string">
            <text:p>Gratis von Bruno</text:p>
          </table:table-cell>
          <table:table-cell table:formula="of:=1/([.K11]/[.H11])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eam Engine</text:p>
          </table:table-cell>
          <table:table-cell table:style-name="ce3" office:value-type="float" office:value="2699.361665" calcext:value-type="float">
            <text:p>2.699</text:p>
          </table:table-cell>
          <table:table-cell table:formula="of:=[.B12]/[.A2] * [.D12]" office:value-type="float" office:value="3.64413824775" calcext:value-type="float">
            <text:p>3,64413824775</text:p>
          </table:table-cell>
          <table:table-cell table:style-name="ce1" office:value-type="float" office:value="0.54" calcext:value-type="float">
            <text:p>0,54</text:p>
          </table:table-cell>
          <table:table-cell table:formula="of:=[.C12]*[.A1]/100" office:value-type="float" office:value="0.24917859357359" calcext:value-type="float">
            <text:p>0,24917859357359</text:p>
          </table:table-cell>
          <table:table-cell table:formula="of:=1/[.G12] * 100000" office:value-type="float" office:value="415.297655955983" calcext:value-type="float">
            <text:p>415,297655955983</text:p>
          </table:table-cell>
          <table:table-cell table:formula="of:=60 * 1/[.E12]" office:value-type="float" office:value="240.791149590786" calcext:value-type="float">
            <text:p>240,791149590786</text:p>
          </table:table-cell>
          <table:table-cell table:style-name="ce1" office:value-type="float" office:value="4" calcext:value-type="float">
            <text:p>4</text:p>
          </table:table-cell>
          <table:table-cell table:formula="of:=[.G12] / [.H12]" office:value-type="float" office:value="60.1977873976966" calcext:value-type="float">
            <text:p>60,1977873976966</text:p>
          </table:table-cell>
          <table:table-cell table:style-name="ce10" table:formula="of:=ROUND([.I12]; 0)" office:value-type="float" office:value="60" calcext:value-type="float">
            <text:p>60</text:p>
          </table:table-cell>
          <table:table-cell table:formula="of:=60/[.J12]" office:value-type="float" office:value="1" calcext:value-type="float">
            <text:p>1</text:p>
          </table:table-cell>
          <table:table-cell table:formula="of:=[.H12]*60/[.J12]" office:value-type="float" office:value="4" calcext:value-type="float">
            <text:p>4</text:p>
          </table:table-cell>
          <table:table-cell table:formula="of:=0.66*[.L12]" office:value-type="float" office:value="2.64" calcext:value-type="float">
            <text:p>2,64</text:p>
          </table:table-cell>
          <table:table-cell office:value-type="string" calcext:value-type="string">
            <text:p>Gratis von Bruno</text:p>
          </table:table-cell>
          <table:table-cell table:formula="of:=1/([.K12]/[.H12])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ypewriter</text:p>
          </table:table-cell>
          <table:table-cell table:style-name="ce3" office:value-type="float" office:value="3399.0630255" calcext:value-type="float">
            <text:p>3.399</text:p>
          </table:table-cell>
          <table:table-cell table:formula="of:=[.B13]/[.A2] * [.D13]" office:value-type="float" office:value="7.307985504825" calcext:value-type="float">
            <text:p>7,307985504825</text:p>
          </table:table-cell>
          <table:table-cell table:style-name="ce1" office:value-type="float" office:value="0.86" calcext:value-type="float">
            <text:p>0,86</text:p>
          </table:table-cell>
          <table:table-cell table:formula="of:=[.C13] * [.A1] / 100" office:value-type="float" office:value="0.499704848210084" calcext:value-type="float">
            <text:p>0,499704848210084</text:p>
          </table:table-cell>
          <table:table-cell table:formula="of:=1/[.G13] * 100000" office:value-type="float" office:value="832.841413683473" calcext:value-type="float">
            <text:p>832,841413683473</text:p>
          </table:table-cell>
          <table:table-cell table:formula="of:=60 * 1/[.E13]" office:value-type="float" office:value="120.070878269276" calcext:value-type="float">
            <text:p>120,070878269276</text:p>
          </table:table-cell>
          <table:table-cell table:style-name="ce1" office:value-type="float" office:value="2" calcext:value-type="float">
            <text:p>2</text:p>
          </table:table-cell>
          <table:table-cell table:formula="of:=[.G13] / [.H13]" office:value-type="float" office:value="60.035439134638" calcext:value-type="float">
            <text:p>60,035439134638</text:p>
          </table:table-cell>
          <table:table-cell table:style-name="ce10" table:formula="of:=ROUND([.I13]; 0)" office:value-type="float" office:value="60" calcext:value-type="float">
            <text:p>60</text:p>
          </table:table-cell>
          <table:table-cell table:formula="of:=60/[.J13]" office:value-type="float" office:value="1" calcext:value-type="float">
            <text:p>1</text:p>
          </table:table-cell>
          <table:table-cell table:formula="of:=[.H13]*60/[.J13]" office:value-type="float" office:value="2" calcext:value-type="float">
            <text:p>2</text:p>
          </table:table-cell>
          <table:table-cell table:formula="of:=0.5*[.L13]" office:value-type="float" office:value="1" calcext:value-type="float">
            <text:p>1</text:p>
          </table:table-cell>
          <table:table-cell/>
          <table:table-cell table:formula="of:=1/([.K13]/[.H13])" office:value-type="float" office:value="2" calcext:value-type="float">
            <text:p>2</text:p>
          </table:table-cell>
          <table:table-cell table:number-columns-repeated="49"/>
        </table:table-row>
        <table:table-row table:style-name="ro1" table:number-rows-repeated="3">
          <table:table-cell table:number-columns-repeated="9"/>
          <table:table-cell table:style-name="ce10"/>
          <table:table-cell table:number-columns-repeated="54"/>
        </table:table-row>
        <table:table-row table:style-name="ro1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OCKLANDS VALUE</text:p>
          </table:table-cell>
          <table:table-cell office:value-type="string" calcext:value-type="string">
            <text:p>Magnates Needed per T</text:p>
          </table:table-cell>
          <table:table-cell table:style-name="ce1" office:value-type="string" calcext:value-type="string">
            <text:p>Human Fac</text:p>
          </table:table-cell>
          <table:table-cell office:value-type="string" calcext:value-type="string">
            <text:p>Desired License consume/Mi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verse Cost</text:p>
          </table:table-cell>
          <table:table-cell table:style-name="ce1" office:value-type="string" calcext:value-type="string">
            <text:p>Out Amount</text:p>
          </table:table-cell>
          <table:table-cell office:value-type="string" calcext:value-type="string">
            <text:p>CycleTime</text:p>
          </table:table-cell>
          <table:table-cell table:style-name="ce11" office:value-type="string" calcext:value-type="string">
            <text:p>CycleTime (Round)</text:p>
          </table:table-cell>
          <table:table-cell office:value-type="string" calcext:value-type="string">
            <text:p>Prod/Min</text:p>
          </table:table-cell>
          <table:table-cell office:value-type="string" calcext:value-type="string">
            <text:p>Input Tradelicences/min</text:p>
          </table:table-cell>
          <table:table-cell table:number-columns-repeated="2"/>
          <table:table-cell office:value-type="string" calcext:value-type="string">
            <text:p>Output/Licenses</text:p>
          </table:table-cell>
          <table:table-cell table:number-columns-repeated="49"/>
        </table:table-row>
        <table:table-row table:style-name="ro1">
          <table:table-cell/>
          <table:table-cell table:style-name="ce4"/>
          <table:table-cell table:number-columns-repeated="7"/>
          <table:table-cell table:style-name="ce10"/>
          <table:table-cell table:number-columns-repeated="54"/>
        </table:table-row>
        <table:table-row table:style-name="ro1">
          <table:table-cell office:value-type="string" calcext:value-type="string">
            <text:p>Almond</text:p>
          </table:table-cell>
          <table:table-cell table:style-name="ce4" office:value-type="float" office:value="300" calcext:value-type="float">
            <text:p>300</text:p>
          </table:table-cell>
          <table:table-cell table:formula="of:=[.B19]/[.A2] * [.D19]" office:value-type="float" office:value="0.73125" calcext:value-type="float">
            <text:p>0,73125</text:p>
          </table:table-cell>
          <table:table-cell table:style-name="ce1" table:formula="of:=0.975" office:value-type="float" office:value="0.975" calcext:value-type="float">
            <text:p>0,975</text:p>
          </table:table-cell>
          <table:table-cell table:formula="of:=[.C19] *[.A1] / 100" office:value-type="float" office:value="0.050001354" calcext:value-type="float">
            <text:p>0,050001354</text:p>
          </table:table-cell>
          <table:table-cell table:formula="of:=1/[.G19] * 100000" office:value-type="float" office:value="83.33559" calcext:value-type="float">
            <text:p>83,33559</text:p>
          </table:table-cell>
          <table:table-cell table:formula="of:=60/[.E19]" office:value-type="float" office:value="1199.96750487997" calcext:value-type="float">
            <text:p>1199,96750487997</text:p>
          </table:table-cell>
          <table:table-cell table:style-name="ce4" office:value-type="float" office:value="10" calcext:value-type="float">
            <text:p>10</text:p>
          </table:table-cell>
          <table:table-cell table:formula="of:=[.G19] / [.H19]" office:value-type="float" office:value="119.996750487997" calcext:value-type="float">
            <text:p>119,996750487997</text:p>
          </table:table-cell>
          <table:table-cell table:style-name="ce10" table:formula="of:=ROUND([.I19];0)" office:value-type="float" office:value="120" calcext:value-type="float">
            <text:p>120</text:p>
          </table:table-cell>
          <table:table-cell table:formula="of:=60/[.J19]*[.H19]" office:value-type="float" office:value="5" calcext:value-type="float">
            <text:p>5</text:p>
          </table:table-cell>
          <table:table-cell table:formula="of:=60/[.J19]" office:value-type="float" office:value="0.5" calcext:value-type="float">
            <text:p>0,5</text:p>
          </table:table-cell>
          <table:table-cell table:number-columns-repeated="2"/>
          <table:table-cell table:formula="of:=1/([.L19]/[.H19])"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bony</text:p>
          </table:table-cell>
          <table:table-cell table:style-name="ce4" office:value-type="float" office:value="450" calcext:value-type="float">
            <text:p>450</text:p>
          </table:table-cell>
          <table:table-cell table:formula="of:=[.B20]/[.A2] * [.D20]" office:value-type="float" office:value="1.220625" calcext:value-type="float">
            <text:p>1,220625</text:p>
          </table:table-cell>
          <table:table-cell table:style-name="ce1" table:formula="of:=1.085" office:value-type="float" office:value="1.085" calcext:value-type="float">
            <text:p>1,085</text:p>
          </table:table-cell>
          <table:table-cell table:formula="of:=[.C20] *[.A1] / 100" office:value-type="float" office:value="0.0834637986" calcext:value-type="float">
            <text:p>0,0834637986</text:p>
          </table:table-cell>
          <table:table-cell table:formula="of:=1/[.G20] * 100000" office:value-type="float" office:value="139.106331" calcext:value-type="float">
            <text:p>139,106331</text:p>
          </table:table-cell>
          <table:table-cell table:formula="of:=60/[.E20]" office:value-type="float" office:value="718.87454209399" calcext:value-type="float">
            <text:p>718,87454209399</text:p>
          </table:table-cell>
          <table:table-cell table:style-name="ce4" office:value-type="float" office:value="8" calcext:value-type="float">
            <text:p>8</text:p>
          </table:table-cell>
          <table:table-cell table:formula="of:=[.G20] / [.H20]" office:value-type="float" office:value="89.8593177617487" calcext:value-type="float">
            <text:p>89,8593177617487</text:p>
          </table:table-cell>
          <table:table-cell table:style-name="ce10" table:formula="of:=ROUND([.I20];0)" office:value-type="float" office:value="90" calcext:value-type="float">
            <text:p>90</text:p>
          </table:table-cell>
          <table:table-cell table:formula="of:=60/[.J20]*[.H20]" office:value-type="float" office:value="5.33333333333333" calcext:value-type="float">
            <text:p>5,33333333333333</text:p>
          </table:table-cell>
          <table:table-cell table:formula="of:=60/[.J20]" office:value-type="float" office:value="0.666666666666667" calcext:value-type="float">
            <text:p>0,666666666666667</text:p>
          </table:table-cell>
          <table:table-cell table:number-columns-repeated="2"/>
          <table:table-cell table:formula="of:=1/([.L20]/[.H20])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k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1]/[.A2] * [.D21]" office:value-type="float" office:value="1.825" calcext:value-type="float">
            <text:p>1,825</text:p>
          </table:table-cell>
          <table:table-cell table:style-name="ce1" office:value-type="float" office:value="0.73" calcext:value-type="float">
            <text:p>0,73</text:p>
          </table:table-cell>
          <table:table-cell table:formula="of:=[.C21] *[.A1] / 100" office:value-type="float" office:value="0.124789704" calcext:value-type="float">
            <text:p>0,124789704</text:p>
          </table:table-cell>
          <table:table-cell table:formula="of:=1/[.G21] * 100000" office:value-type="float" office:value="207.98284" calcext:value-type="float">
            <text:p>207,98284</text:p>
          </table:table-cell>
          <table:table-cell table:formula="of:=60/[.E21]" office:value-type="float" office:value="480.808897503275" calcext:value-type="float">
            <text:p>480,808897503275</text:p>
          </table:table-cell>
          <table:table-cell table:style-name="ce4" office:value-type="float" office:value="4" calcext:value-type="float">
            <text:p>4</text:p>
          </table:table-cell>
          <table:table-cell table:formula="of:=[.G21] / [.H21]" office:value-type="float" office:value="120.202224375819" calcext:value-type="float">
            <text:p>120,202224375819</text:p>
          </table:table-cell>
          <table:table-cell table:style-name="ce10" table:formula="of:=ROUND([.I21];0)" office:value-type="float" office:value="120" calcext:value-type="float">
            <text:p>120</text:p>
          </table:table-cell>
          <table:table-cell table:formula="of:=60/[.J21]*[.H21]" office:value-type="float" office:value="2" calcext:value-type="float">
            <text:p>2</text:p>
          </table:table-cell>
          <table:table-cell table:formula="of:=60/[.J21]" office:value-type="float" office:value="0.5" calcext:value-type="float">
            <text:p>0,5</text:p>
          </table:table-cell>
          <table:table-cell table:number-columns-repeated="2"/>
          <table:table-cell table:formula="of:=1/([.L21]/[.H21])"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affron</text:p>
          </table:table-cell>
          <table:table-cell table:style-name="ce4" office:value-type="float" office:value="2500" calcext:value-type="float">
            <text:p>2500</text:p>
          </table:table-cell>
          <table:table-cell table:formula="of:=[.B22]/[.A2] * [.D22]" office:value-type="float" office:value="7.3125" calcext:value-type="float">
            <text:p>7,3125</text:p>
          </table:table-cell>
          <table:table-cell table:style-name="ce1" table:formula="of:=1.17" office:value-type="float" office:value="1.17" calcext:value-type="float">
            <text:p>1,17</text:p>
          </table:table-cell>
          <table:table-cell table:formula="of:=[.C22] *[.A1] / 100" office:value-type="float" office:value="0.50001354" calcext:value-type="float">
            <text:p>0,50001354</text:p>
          </table:table-cell>
          <table:table-cell table:formula="of:=1/[.G22] * 100000" office:value-type="float" office:value="833.3559" calcext:value-type="float">
            <text:p>833,3559</text:p>
          </table:table-cell>
          <table:table-cell table:formula="of:=60/[.E22]" office:value-type="float" office:value="119.996750487997" calcext:value-type="float">
            <text:p>119,996750487997</text:p>
          </table:table-cell>
          <table:table-cell table:style-name="ce4" office:value-type="float" office:value="2" calcext:value-type="float">
            <text:p>2</text:p>
          </table:table-cell>
          <table:table-cell table:formula="of:=[.G22] / [.H22]" office:value-type="float" office:value="59.9983752439984" calcext:value-type="float">
            <text:p>59,9983752439984</text:p>
          </table:table-cell>
          <table:table-cell table:style-name="ce10" table:formula="of:=ROUND([.I22];0)" office:value-type="float" office:value="60" calcext:value-type="float">
            <text:p>60</text:p>
          </table:table-cell>
          <table:table-cell table:formula="of:=60/[.J22]*[.H22]" office:value-type="float" office:value="2" calcext:value-type="float">
            <text:p>2</text:p>
          </table:table-cell>
          <table:table-cell table:formula="of:=[.J22]/60" office:value-type="float" office:value="1" calcext:value-type="float">
            <text:p>1</text:p>
          </table:table-cell>
          <table:table-cell table:number-columns-repeated="2"/>
          <table:table-cell table:formula="of:=1/([.L22]/[.H2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a</text:p>
          </table:table-cell>
          <table:table-cell table:style-name="ce4" office:value-type="float" office:value="850" calcext:value-type="float">
            <text:p>850</text:p>
          </table:table-cell>
          <table:table-cell table:formula="of:=[.B23]/[.A2] * [.D23]" office:value-type="float" office:value="1.221875" calcext:value-type="float">
            <text:p>1,221875</text:p>
          </table:table-cell>
          <table:table-cell table:style-name="ce1" office:value-type="float" office:value="0.575" calcext:value-type="float">
            <text:p>0,575</text:p>
          </table:table-cell>
          <table:table-cell table:formula="of:=[.C23] *[.A1] / 100" office:value-type="float" office:value="0.083549271" calcext:value-type="float">
            <text:p>0,083549271</text:p>
          </table:table-cell>
          <table:table-cell table:formula="of:=1/[.G23] * 100000" office:value-type="float" office:value="139.248785" calcext:value-type="float">
            <text:p>139,248785</text:p>
          </table:table-cell>
          <table:table-cell table:formula="of:=60/[.E23]" office:value-type="float" office:value="718.139120567551" calcext:value-type="float">
            <text:p>718,139120567551</text:p>
          </table:table-cell>
          <table:table-cell table:style-name="ce4" office:value-type="float" office:value="6" calcext:value-type="float">
            <text:p>6</text:p>
          </table:table-cell>
          <table:table-cell table:formula="of:=[.G23] / [.H23]" office:value-type="float" office:value="119.689853427925" calcext:value-type="float">
            <text:p>119,689853427925</text:p>
          </table:table-cell>
          <table:table-cell table:style-name="ce10" table:formula="of:=ROUND([.I23];0)" office:value-type="float" office:value="120" calcext:value-type="float">
            <text:p>120</text:p>
          </table:table-cell>
          <table:table-cell table:formula="of:=60/[.J23]*[.H23]" office:value-type="float" office:value="3" calcext:value-type="float">
            <text:p>3</text:p>
          </table:table-cell>
          <table:table-cell table:formula="of:=60/[.J23]" office:value-type="float" office:value="0.5" calcext:value-type="float">
            <text:p>0,5</text:p>
          </table:table-cell>
          <table:table-cell table:number-columns-repeated="2"/>
          <table:table-cell table:formula="of:=1/([.L23]/[.H23])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amonds</text:p>
          </table:table-cell>
          <table:table-cell table:style-name="ce4" office:value-type="float" office:value="1400" calcext:value-type="float">
            <text:p>1400</text:p>
          </table:table-cell>
          <table:table-cell table:formula="of:=[.B24]/[.A2] * [.D24]" office:value-type="float" office:value="3.255" calcext:value-type="float">
            <text:p>3,255</text:p>
          </table:table-cell>
          <table:table-cell table:style-name="ce1" table:formula="of:=0.93" office:value-type="float" office:value="0.93" calcext:value-type="float">
            <text:p>0,93</text:p>
          </table:table-cell>
          <table:table-cell table:formula="of:=[.C24] *[.A1] / 100" office:value-type="float" office:value="0.2225701296" calcext:value-type="float">
            <text:p>0,2225701296</text:p>
          </table:table-cell>
          <table:table-cell table:formula="of:=1/[.G24] * 100000" office:value-type="float" office:value="370.950216" calcext:value-type="float">
            <text:p>370,950216</text:p>
          </table:table-cell>
          <table:table-cell table:formula="of:=60/[.E24]" office:value-type="float" office:value="269.577953285246" calcext:value-type="float">
            <text:p>269,577953285246</text:p>
          </table:table-cell>
          <table:table-cell table:style-name="ce4" office:value-type="float" office:value="3" calcext:value-type="float">
            <text:p>3</text:p>
          </table:table-cell>
          <table:table-cell table:formula="of:=[.G24] / [.H24]" office:value-type="float" office:value="89.8593177617487" calcext:value-type="float">
            <text:p>89,8593177617487</text:p>
          </table:table-cell>
          <table:table-cell table:style-name="ce10" table:formula="of:=ROUND([.I24];0)" office:value-type="float" office:value="90" calcext:value-type="float">
            <text:p>90</text:p>
          </table:table-cell>
          <table:table-cell table:formula="of:=60/[.J24]*[.H24]" office:value-type="float" office:value="2" calcext:value-type="float">
            <text:p>2</text:p>
          </table:table-cell>
          <table:table-cell table:formula="of:=60/[.J24]" office:value-type="float" office:value="0.666666666666667" calcext:value-type="float">
            <text:p>0,666666666666667</text:p>
          </table:table-cell>
          <table:table-cell table:number-columns-repeated="2"/>
          <table:table-cell table:formula="of:=1/([.L24]/[.H24])" office:value-type="float" office:value="4.5" calcext:value-type="float">
            <text:p>4,5</text:p>
          </table:table-cell>
          <table:table-cell table:number-columns-repeated="49"/>
        </table:table-row>
        <table:table-row table:style-name="ro1"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10"/>
          <table:table-cell table:number-columns-repeated="54"/>
        </table:table-row>
        <table:table-row table:style-name="ro1">
          <table:table-cell office:value-type="string" calcext:value-type="string">
            <text:p>Cars</text:p>
          </table:table-cell>
          <table:table-cell table:style-name="ce4" office:value-type="float" office:value="10000" calcext:value-type="float">
            <text:p>10000</text:p>
          </table:table-cell>
          <table:table-cell table:formula="of:=[.B26]/[.A2] * [.D26]" office:value-type="float" office:value="14.625" calcext:value-type="float">
            <text:p>14,625</text:p>
          </table:table-cell>
          <table:table-cell table:style-name="ce1" office:value-type="float" office:value="0.585" calcext:value-type="float">
            <text:p>0,585</text:p>
          </table:table-cell>
          <table:table-cell table:formula="of:=[.C26] *[.A1] / 100" office:value-type="float" office:value="1.00002708" calcext:value-type="float">
            <text:p>1,00002708</text:p>
          </table:table-cell>
          <table:table-cell table:formula="of:=1/[.G26] * 100000" office:value-type="float" office:value="1666.7118" calcext:value-type="float">
            <text:p>1666,7118</text:p>
          </table:table-cell>
          <table:table-cell table:formula="of:=60/[.E26]" office:value-type="float" office:value="59.9983752439984" calcext:value-type="float">
            <text:p>59,9983752439984</text:p>
          </table:table-cell>
          <table:table-cell table:style-name="ce4" office:value-type="float" office:value="1" calcext:value-type="float">
            <text:p>1</text:p>
          </table:table-cell>
          <table:table-cell table:formula="of:=[.G26] / [.H26]" office:value-type="float" office:value="59.9983752439984" calcext:value-type="float">
            <text:p>59,9983752439984</text:p>
          </table:table-cell>
          <table:table-cell table:style-name="ce10" table:formula="of:=ROUND([.I26];0)" office:value-type="float" office:value="60" calcext:value-type="float">
            <text:p>60</text:p>
          </table:table-cell>
          <table:table-cell table:formula="of:=60/[.J26]*[.H26]" office:value-type="float" office:value="1" calcext:value-type="float">
            <text:p>1</text:p>
          </table:table-cell>
          <table:table-cell table:formula="of:=60/[.J26]" office:value-type="float" office:value="1" calcext:value-type="float">
            <text:p>1</text:p>
          </table:table-cell>
          <table:table-cell table:number-columns-repeated="2"/>
          <table:table-cell table:formula="of:=1/([.L26]/[.H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hiskey</text:p>
          </table:table-cell>
          <table:table-cell table:style-name="ce4" office:value-type="float" office:value="2000" calcext:value-type="float">
            <text:p>2000</text:p>
          </table:table-cell>
          <table:table-cell table:formula="of:=[.B27]/[.A2] * [.D27]" office:value-type="float" office:value="6.25" calcext:value-type="float">
            <text:p>6,25</text:p>
          </table:table-cell>
          <table:table-cell table:style-name="ce1" office:value-type="float" office:value="1.25" calcext:value-type="float">
            <text:p>1,25</text:p>
          </table:table-cell>
          <table:table-cell table:formula="of:=[.C27] *[.A1] / 100" office:value-type="float" office:value="0.427362" calcext:value-type="float">
            <text:p>0,427362</text:p>
          </table:table-cell>
          <table:table-cell table:formula="of:=1/[.G27] * 100000" office:value-type="float" office:value="712.27" calcext:value-type="float">
            <text:p>712,27</text:p>
          </table:table-cell>
          <table:table-cell table:formula="of:=60/[.E27]" office:value-type="float" office:value="140.396198070956" calcext:value-type="float">
            <text:p>140,396198070956</text:p>
          </table:table-cell>
          <table:table-cell table:style-name="ce4" office:value-type="float" office:value="1" calcext:value-type="float">
            <text:p>1</text:p>
          </table:table-cell>
          <table:table-cell table:formula="of:=[.G27] / [.H27]" office:value-type="float" office:value="140.396198070956" calcext:value-type="float">
            <text:p>140,396198070956</text:p>
          </table:table-cell>
          <table:table-cell table:style-name="ce10" table:formula="of:=ROUND([.I27];0)" office:value-type="float" office:value="140" calcext:value-type="float">
            <text:p>140</text:p>
          </table:table-cell>
          <table:table-cell table:formula="of:=60/[.J27]*[.H27]" office:value-type="float" office:value="0.428571428571429" calcext:value-type="float">
            <text:p>0,428571428571429</text:p>
          </table:table-cell>
          <table:table-cell table:formula="of:=60/[.J27]" office:value-type="float" office:value="0.428571428571429" calcext:value-type="float">
            <text:p>0,428571428571429</text:p>
          </table:table-cell>
          <table:table-cell table:number-columns-repeated="2"/>
          <table:table-cell table:formula="of:=1/([.L27]/[.H27])" office:value-type="float" office:value="2.33333333333333" calcext:value-type="float">
            <text:p>2,3333333333333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ngsten</text:p>
          </table:table-cell>
          <table:table-cell table:style-name="ce4" office:value-type="float" office:value="250" calcext:value-type="float">
            <text:p>250</text:p>
          </table:table-cell>
          <table:table-cell table:formula="of:=[.B28]/[.A2] * [.D28]" office:value-type="float" office:value="0.625" calcext:value-type="float">
            <text:p>0,625</text:p>
          </table:table-cell>
          <table:table-cell table:style-name="ce1" office:value-type="float" office:value="1" calcext:value-type="float">
            <text:p>1</text:p>
          </table:table-cell>
          <table:table-cell table:formula="of:=[.C28] *[.A1] / 100" office:value-type="float" office:value="0.0427362" calcext:value-type="float">
            <text:p>0,0427362</text:p>
          </table:table-cell>
          <table:table-cell table:formula="of:=1/[.G28] * 100000" office:value-type="float" office:value="71.227" calcext:value-type="float">
            <text:p>71,227</text:p>
          </table:table-cell>
          <table:table-cell table:formula="of:=60/[.E28]" office:value-type="float" office:value="1403.96198070956" calcext:value-type="float">
            <text:p>1403,96198070956</text:p>
          </table:table-cell>
          <table:table-cell table:style-name="ce4" office:value-type="float" office:value="10" calcext:value-type="float">
            <text:p>10</text:p>
          </table:table-cell>
          <table:table-cell table:formula="of:=[.G28] / [.H28]" office:value-type="float" office:value="140.396198070956" calcext:value-type="float">
            <text:p>140,396198070956</text:p>
          </table:table-cell>
          <table:table-cell table:style-name="ce10" table:formula="of:=ROUND([.I28];0)" office:value-type="float" office:value="140" calcext:value-type="float">
            <text:p>140</text:p>
          </table:table-cell>
          <table:table-cell table:formula="of:=60/[.J28]*[.H28]" office:value-type="float" office:value="4.28571428571429" calcext:value-type="float">
            <text:p>4,28571428571429</text:p>
          </table:table-cell>
          <table:table-cell table:formula="of:=60/[.J28]" office:value-type="float" office:value="0.428571428571429" calcext:value-type="float">
            <text:p>0,428571428571429</text:p>
          </table:table-cell>
          <table:table-cell table:number-columns-repeated="2"/>
          <table:table-cell table:formula="of:=1/([.L28]/[.H28])" office:value-type="float" office:value="23.3333333333333" calcext:value-type="float">
            <text:p>23,333333333333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lver</text:p>
          </table:table-cell>
          <table:table-cell table:style-name="ce4" office:value-type="float" office:value="1250" calcext:value-type="float">
            <text:p>1250</text:p>
          </table:table-cell>
          <table:table-cell table:formula="of:=[.B29]/[.A2] * [.D29]" office:value-type="float" office:value="3.125" calcext:value-type="float">
            <text:p>3,125</text:p>
          </table:table-cell>
          <table:table-cell table:style-name="ce1" office:value-type="float" office:value="1" calcext:value-type="float">
            <text:p>1</text:p>
          </table:table-cell>
          <table:table-cell table:formula="of:=[.C29] *[.A1] / 100" office:value-type="float" office:value="0.213681" calcext:value-type="float">
            <text:p>0,213681</text:p>
          </table:table-cell>
          <table:table-cell table:formula="of:=1/[.G29] * 100000" office:value-type="float" office:value="356.135" calcext:value-type="float">
            <text:p>356,135</text:p>
          </table:table-cell>
          <table:table-cell table:formula="of:=60/[.E29]" office:value-type="float" office:value="280.792396141913" calcext:value-type="float">
            <text:p>280,792396141913</text:p>
          </table:table-cell>
          <table:table-cell table:style-name="ce4" office:value-type="float" office:value="2" calcext:value-type="float">
            <text:p>2</text:p>
          </table:table-cell>
          <table:table-cell table:formula="of:=[.G29] / [.H29]" office:value-type="float" office:value="140.396198070956" calcext:value-type="float">
            <text:p>140,396198070956</text:p>
          </table:table-cell>
          <table:table-cell table:style-name="ce10" table:formula="of:=ROUND([.I29];0)" office:value-type="float" office:value="140" calcext:value-type="float">
            <text:p>140</text:p>
          </table:table-cell>
          <table:table-cell table:formula="of:=60/[.J29]*[.H29]" office:value-type="float" office:value="0.857142857142857" calcext:value-type="float">
            <text:p>0,857142857142857</text:p>
          </table:table-cell>
          <table:table-cell table:formula="of:=60/[.J29]" office:value-type="float" office:value="0.428571428571429" calcext:value-type="float">
            <text:p>0,428571428571429</text:p>
          </table:table-cell>
          <table:table-cell table:number-columns-repeated="2"/>
          <table:table-cell table:formula="of:=1/([.L29]/[.H29])" office:value-type="float" office:value="4.66666666666667" calcext:value-type="float">
            <text:p>4,66666666666667</text:p>
          </table:table-cell>
          <table:table-cell table:number-columns-repeated="49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9" number:min-decimal-places="9" number:min-integer-digits="1" number:grouping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.00.0000</text:date>, <text:time style:data-style-name="N2" text:time-value="18:58:34.59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nnard Montag</meta:initial-creator>
    <meta:creation-date>2015-06-05T18:19:34</meta:creation-date>
    <dc:date>2025-01-15T19:01:47.929000000</dc:date>
    <meta:editing-duration>PT1H52M36S</meta:editing-duration>
    <meta:generator>LibreOffice/24.8.4.2$Windows_X86_64 LibreOffice_project/bb3cfa12c7b1bf994ecc5649a80400d06cd71002</meta:generator>
    <meta:editing-cycles>7</meta:editing-cycles>
    <meta:document-statistic meta:table-count="1" meta:cell-count="2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